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 style:master-page-name="">
      <style:table-properties style:width="17cm" style:page-number="auto" fo:break-before="auto" fo:break-after="auto" table:align="left" fo:keep-with-next="auto"/>
    </style:style>
    <style:style style:name="Tabla1.A" style:family="table-column">
      <style:table-column-properties style:column-width="3.833cm"/>
    </style:style>
    <style:style style:name="Tabla1.B" style:family="table-column">
      <style:table-column-properties style:column-width="2.409cm"/>
    </style:style>
    <style:style style:name="Tabla1.C" style:family="table-column">
      <style:table-column-properties style:column-width="5.378cm"/>
    </style:style>
    <style:style style:name="Tabla1.D" style:family="table-column">
      <style:table-column-properties style:column-width="5.38cm"/>
    </style:style>
    <style:style style:name="Tabla1.A1" style:family="table-cell">
      <style:table-cell-properties style:vertical-align="middle" fo:padding-left="0.318cm" fo:padding-right="0.318cm" fo:padding-top="0.212cm" fo:padding-bottom="0.212cm" fo:border="0.05pt solid #000000"/>
    </style:style>
    <style:style style:name="P1" style:family="paragraph" style:parent-style-name="Heading_20_3">
      <style:paragraph-properties fo:margin-left="0cm" fo:margin-right="0cm" fo:text-indent="0cm" style:auto-text-indent="false" fo:keep-with-next="auto"/>
    </style:style>
    <style:style style:name="P2" style:family="paragraph" style:parent-style-name="Table_20_Contents">
      <style:paragraph-properties fo:margin-left="0cm" fo:margin-right="0cm" fo:text-indent="0cm" style:auto-text-indent="false" fo:keep-with-next="auto"/>
    </style:style>
    <style:style style:name="P3" style:family="paragraph" style:parent-style-name="Table_20_Contents">
      <style:paragraph-properties fo:margin-left="0cm" fo:margin-right="0cm" fo:text-indent="0cm" style:auto-text-indent="false" fo:keep-with-next="auto"/>
      <style:text-properties loext:padding="0cm" loext:border="none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6" style:family="paragraph" style:parent-style-name="Text_20_body">
      <style:paragraph-properties fo:margin-left="0cm" fo:margin-right="0cm" fo:text-indent="0cm" style:auto-text-indent="false" fo:keep-with-next="auto"/>
    </style:style>
    <style:style style:name="P7" style:family="paragraph" style:parent-style-name="Text_20_body" style:list-style-name="L6">
      <style:paragraph-properties fo:margin-left="0cm" fo:margin-right="0cm" fo:text-indent="0cm" style:auto-text-indent="false" fo:keep-with-next="auto"/>
    </style:style>
    <style:style style:name="P8" style:family="paragraph" style:parent-style-name="Text_20_body" style:list-style-name="L7">
      <style:paragraph-properties fo:margin-left="0cm" fo:margin-right="0cm" fo:text-indent="0cm" style:auto-text-indent="false" fo:keep-with-next="auto"/>
    </style:style>
    <style:style style:name="T1" style:family="text">
      <style:text-properties loext:padding="0cm" loext:border="none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-0.499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-0.499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T1">Guía de Práctica: Compatibilidad de Procesadores y Placas Base</text:span> 🎯</text:h>
      <text:section text:style-name="Sect1" text:name="model-response-message-contentr_dd35a913900c18f3">
        <text:p text:style-name="P6">¡Hola de nuevo, detectives del hardware! 🕵️‍♂️ En esta práctica final, vamos a unir todas las piezas del rompecabezas. Vuestro objetivo es determinar qué procesadores son compatibles con las placas base que habéis analizado, basándoos en la información que ya tenéis sobre el <text:span text:style-name="T1">zócalo</text:span> y el <text:span text:style-name="T1">chipset</text:span>.</text:p>
        <text:p text:style-name="Horizontal_20_Line"/>
        <text:h text:style-name="P1" text:outline-level="3"><text:span text:style-name="T1">Paso a Paso para Determinar la Compatibilidad de la CPU</text:span> 🧠</text:h>
        <text:list text:style-name="L6">
          <text:list-item>
            <text:p text:style-name="P7"><text:span text:style-name="T1">Recupera la Información Previa</text:span>: Utiliza la documentación que generaste en las prácticas anteriores. Necesitarás conocer el <text:span text:style-name="T1">zócalo de la CPU</text:span> y el <text:span text:style-name="T1">chipset</text:span> de cada placa base que estáis estudiando.</text:p>
          </text:list-item>
          <text:list-item>
            <text:p text:style-name="P7"><text:span text:style-name="T1">Consulta la Guía de Sockets</text:span>: El zócalo es el factor más importante para la compatibilidad. Cada zócalo está diseñado para un conjunto específico de procesadores.</text:p>
            <text:list>
              <text:list-item>
                <text:p text:style-name="P7"><text:span text:style-name="T1">Zócalos Intel (LGA)</text:span>:</text:p>
                <text:list>
                  <text:list-item>
                    <text:p text:style-name="P7"><text:span text:style-name="T1">LGA 1700</text:span> es compatible con los procesadores Intel de <text:span text:style-name="T1">12ª, 13ª y 14ª generación</text:span>.</text:p>
                  </text:list-item>
                  <text:list-item>
                    <text:p text:style-name="P7"><text:span text:style-name="T1">LGA 1851</text:span> es el zócalo para los procesadores Intel de <text:span text:style-name="T1">15ª generación (Arrow Lake)</text:span>.</text:p>
                  </text:list-item>
                </text:list>
              </text:list-item>
              <text:list-item>
                <text:p text:style-name="P7"><text:span text:style-name="T1">Zócalos AMD (AM)</text:span>:</text:p>
                <text:list>
                  <text:list-item>
                    <text:p text:style-name="P7"><text:span text:style-name="T1">AM5 (LGA 1718)</text:span> es compatible con las series <text:span text:style-name="T1">Ryzen 7000 y Ryzen 8000</text:span>.</text:p>
                  </text:list-item>
                  <text:list-item>
                    <text:p text:style-name="P7"><text:span text:style-name="T1">AM4 (PGA 1331)</text:span> soporta las series <text:span text:style-name="T1">Ryzen 1000 a 5000</text:span>.</text:p>
                  </text:list-item>
                </text:list>
              </text:list-item>
            </text:list>
          </text:list-item>
          <text:list-item>
            <text:p text:style-name="P7"><text:span text:style-name="T1">Considera el Chipset</text:span>: Aunque el zócalo define el tipo de procesador, el chipset puede limitar el soporte a generaciones específicas. Por ejemplo, una placa con chipset <text:span text:style-name="T1">Z690</text:span> (socket LGA 1700) soporta procesadores de <text:span text:style-name="T1">12ª generación</text:span>, mientras que una con chipset <text:span text:style-name="T1">Z790</text:span> (también LGA 1700) soporta hasta la <text:span text:style-name="T1">14ª generación</text:span>.</text:p>
          </text:list-item>
          <text:list-item>
            <text:p text:style-name="P7"><text:span text:style-name="T1">Verificación en la Lista de Compatibilidad del Fabricante</text:span>: Para una precisión total, busca en la página web del fabricante de la placa base la <text:span text:style-name="T1">Lista de Soporte de CPUs (CPU Support List)</text:span>. Aquí se enumeran todos los modelos de procesadores que han sido probados y certificados para funcionar con esa placa base.</text:p>
          </text:list-item>
        </text:list>
        <text:p text:style-name="Horizontal_20_Line"/>
        <text:h text:style-name="P1" text:outline-level="3"><text:span text:style-name="T1">Tabla de Documentación de Compatibilidad de CPU</text:span> 📝</text:h>
        <text:p text:style-name="P6">Completa la siguiente tabla para cada placa base, detallando los modelos de procesadores compatibles.</text:p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header-rows>
            <table:table-row>
              <table:table-cell table:style-name="Tabla1.A1" office:value-type="string">
                <text:p text:style-name="P2">Placa Base (Modelo y Chipset)</text:p>
              </table:table-cell>
              <table:table-cell table:style-name="Tabla1.A1" office:value-type="string">
                <text:p text:style-name="P2">Zócalo de la CPU</text:p>
              </table:table-cell>
              <table:table-cell table:style-name="Tabla1.A1" office:value-type="string">
                <text:p text:style-name="P2">Generaciones de Procesadores Compatibles</text:p>
              </table:table-cell>
              <table:table-cell table:style-name="Tabla1.A1" office:value-type="string">
                <text:p text:style-name="P2">Ejemplos de Modelos de CPU Compatibles</text:p>
              </table:table-cell>
            </table:table-row>
          </table:table-header-rows>
          <table:table-row>
            <table:table-cell table:style-name="Tabla1.A1" office:value-type="string">
              <text:p text:style-name="P3">Placa Base 1:</text:p>
            </table:table-cell>
            <table:table-cell table:style-name="Tabla1.A1" office:value-type="string">
              <text:p text:style-name="P5"/>
            </table:table-cell>
            <table:table-cell table:style-name="Tabla1.A1" office:value-type="string">
              <text:p text:style-name="P5"/>
            </table:table-cell>
            <table:table-cell table:style-name="Tabla1.A1" office:value-type="string">
              <text:p text:style-name="P5"/>
            </table:table-cell>
          </table:table-row>
          <table:table-row>
            <table:table-cell table:style-name="Tabla1.A1" office:value-type="string">
              <text:p text:style-name="P3">Placa Base 2:</text:p>
            </table:table-cell>
            <table:table-cell table:style-name="Tabla1.A1" office:value-type="string">
              <text:p text:style-name="P5"/>
            </table:table-cell>
            <table:table-cell table:style-name="Tabla1.A1" office:value-type="string">
              <text:p text:style-name="P5"/>
            </table:table-cell>
            <table:table-cell table:style-name="Tabla1.A1" office:value-type="string">
              <text:p text:style-name="P5"/>
            </table:table-cell>
          </table:table-row>
          <table:table-row>
            <table:table-cell table:style-name="Tabla1.A1" office:value-type="string">
              <text:p text:style-name="P3">Placa Base 3:</text:p>
            </table:table-cell>
            <table:table-cell table:style-name="Tabla1.A1" office:value-type="string">
              <text:p text:style-name="P5"/>
            </table:table-cell>
            <table:table-cell table:style-name="Tabla1.A1" office:value-type="string">
              <text:p text:style-name="P5"/>
            </table:table-cell>
            <table:table-cell table:style-name="Tabla1.A1" office:value-type="string">
              <text:p text:style-name="P4"/>
            </table:table-cell>
          </table:table-row>
        </table:table>
        <text:p text:style-name="Horizontal_20_Line"/>
        <text:h text:style-name="P1" text:outline-level="3"><text:soft-page-break/><text:span text:style-name="T1">Puntos Clave</text:span> 💡</text:h>
        <text:list text:style-name="L7">
          <text:list-item>
            <text:p text:style-name="P8"><text:span text:style-name="T1">Zócalo vs. Chipset</text:span>: Un mismo zócalo puede ser compatible con múltiples generaciones de procesadores (ej. LGA 1700). Sin embargo, el <text:span text:style-name="T1">chipset de la placa base</text:span> determinará qué generaciones de ese zócalo funcionarán en esa placa.</text:p>
          </text:list-item>
          <text:list-item>
            <text:p text:style-name="P8"><text:span text:style-name="T1">Actualizaciones de BIOS</text:span>: En ocasiones, para usar un procesador más nuevo en un zócalo compatible, es necesario actualizar la <text:span text:style-name="T1">BIOS (Basic Input/Output System)</text:span> de la placa base. 💾</text:p>
          </text:list-item>
          <text:list-item>
            <text:p text:style-name="P8"><text:span text:style-name="T1">Futuro de los Zócalos</text:span>: La tendencia actual es que los zócalos tengan ciclos de vida más cortos que en el pasado (2-3 años), por lo que la compatibilidad con futuras generaciones puede ser limitada.</text:p>
          </text:list-item>
        </text:list>
      </text:section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8T21:35:52.982535236</meta:creation-date>
    <dc:date>2025-09-08T22:22:29.921182710</dc:date>
    <meta:editing-duration>PT46M36S</meta:editing-duration>
    <meta:editing-cycles>4</meta:editing-cycles>
    <meta:generator>LibreOffice/24.2.2.2$Linux_X86_64 LibreOffice_project/d56cc158d8a96260b836f100ef4b4ef25d6f1a01</meta:generator>
    <meta:print-date>2025-09-08T22:09:00.030548028</meta:print-date>
    <meta:printed-by>Archivos PDF</meta:printed-by>
    <meta:document-statistic meta:table-count="1" meta:image-count="0" meta:object-count="0" meta:page-count="2" meta:paragraph-count="26" meta:word-count="444" meta:character-count="2653" meta:non-whitespace-character-count="2248"/>
  </office:meta>
</office:document-meta>
</file>